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leonard burgos jimenez</dc:creator>
    <meta:creation-date>2021-08-25T21:11:21Z</meta:creation-date>
    <dc:date>2021-08-26T02:54:09Z</dc:date>
    <meta:editing-cycles>1</meta:editing-cycles>
    <meta:editing-duration>PT318S</meta:editing-duration>
  </office:meta>
</office:document-meta>
</file>